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à poser</text:p>
      <text:p text:style-name="Standard"/>
      <text:p text:style-name="Standard"/>
      <text:p text:style-name="Standard">0) Y a t-il plusieurs pizzerias dans une même ville (toutes les pizzerias sont-elles dans une même ville) ou chaque pizzeria est-elle dans une ville différente ? (par rapport à la gestion des livraisons, des stocks de dépannage, des cartes de pizzas proposées...)</text:p>
      <text:p text:style-name="Standard"/>
      <text:p text:style-name="Standard">1) Un point de vente est-ce une pizzeria qui fabrique les pizzas ou un endroit où les clients passent commande ?</text:p>
      <text:p text:style-name="Standard"/>
      <text:p text:style-name="Standard">2) Est-ce que la gestion des achats d'ingrédients et des stocks restants se fait par le pizzaiolo responsable sur place ou est-ce centralisé au niveau des responsables.</text:p>
      <text:p text:style-name="Standard"/>
      <text:p text:style-name="Standard">3) Y a t-il un ou plusieurs pizzaïolos dans chaque point de vente et ont-ils tous le même accès au informations ou fut-il prévoir des accès différents en fonction de leur statut : si un pizzaïolo s'aperçoit qu'il n'y a plus beaucoup d'un ingrédient peut-il prévenir par l'application les responsables, ou regarder sur les autres points de vente si un dépannage est possible ?</text:p>
      <text:p text:style-name="Standard"/>
      <text:p text:style-name="Standard">4) La gestion des livraisons doit-elle se faire par les responsables ou par un pizzaiolo ?</text:p>
      <text:p text:style-name="Standard"/>
      <text:p text:style-name="Standard">5) Le "catalogue" pizzas proposées sera t-il le même pour toutes les pizzerias ou adaptable ? (en fonction de la ville ou du quartier l'offre sera peut-être différente)</text:p>
      <text:p text:style-name="Standard"/>
      <text:p text:style-name="Standard">6) La livraison est-elle garantie en moins de xx minutes et si oui, faudra t-il intégrer ce paramètre dans la gestion des livraisons ?</text:p>
      <text:p text:style-name="Standard"/>
      <text:p text:style-name="Standard">7) La solution technique doit-elle intégrer une gestion des livraisons ? et si oui, en fonction de quels paramètres ? (la rapidité de livraison, le nombre de pizzas transportables par un livreur, la livraison d'une pizza pourra t-elle être "décalée" de quelques minutes si une ou plusieurs autres pizzas à livrer dans le même coin sont quasiment prêtes...)</text:p>
      <text:p text:style-name="Standard"/>
      <text:p text:style-name="Standard">8) Les livreurs sont-ils salariés par Lola et Franck, sont-ils des indépendants ou travaillent t-ils pour une plateforme du type UberEats ou Delivroo ?</text:p>
      <text:p text:style-name="Standard"/>
      <text:p text:style-name="Standard">9) Comment les livreurs préviennent t-ils en live que la livraison a été effectuée ? en téléphonant au pizzaiolos du site de vente ? en téléphonant à un centre d'appel qui mettra à jour la livraison sur le site internet du site de vente ? en téléphonant aux responsables des pizzerias ? <text:s/>partir d'une application sur leur téléphone ? (nécessité d'avoir un forfait internet et nécessité de développer une application par type de téléphone)</text:p>
      <text:p text:style-name="Standard"/>
      <text:p text:style-name="Standard">10)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21:22:01.42</meta:creation-date>
    <dc:date>2020-11-29T22:33:17.30</dc:date>
    <meta:editing-duration>PT1H11M1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12" meta:word-count="383" meta:character-count="2276"/>
  </office:meta>
</office:document-meta>
</file>